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office:automatic-styles>
  <office:body>
    <office:text text:use-soft-page-breaks="true">
      <text:p text:style-name="P1">MEMORIA</text:p>
      <text:p text:style-name="Normal"/>
      <text:p text:style-name="Normal"/>
      <text:p text:style-name="Normal">Nombre del grupo: MUDITOS</text:p>
      <text:p text:style-name="Normal">Integrantes: Elena Saugar, Celia Rubio, David Oñate.</text:p>
      <text:p text:style-name="Normal">Proyecto: Base de datos de proyectos integradores para la Universidad Europea de Madrid.</text:p>
      <text:p text:style-name="Normal"/>
      <text:p text:style-name="Normal">Resumen: Este proyecto consiste en la creación de una base de datos en SQL, programada en Java, que incluye vistas separadas para profesores y alumnos. La base de datos permitirá almacenar y gestionar información sobre los proyectos integradores realizados por los alumnos de los ciclos de DAW, DAM y ASIR, brindando una interfaz adaptada a las necesidades específicas de cada usuario.</text:p>
      <text:p text:style-name="Normal"/>
      <text:p text:style-name="Normal">Características principales:</text:p>
      <text:p text:style-name="Normal">1. Tablas de proyectos y alumnos: Se crearán tablas para almacenar los detalles de los proyectos, como título, descripción, fecha de finalización, tecnologías utilizadas, así como la información de los alumnos, incluyendo su nombre, apellidos, número de identificación y ciclo al que pertenecen.</text:p>
      <text:p text:style-name="Normal"/>
      <text:p text:style-name="Normal">2. Vistas para profesores: La vista para profesores permitirá realizar tareas como visualizar la lista de proyectos integradores, asignar proyectos a alumnos, calificar proyectos, y generar informes de evaluación. Esta vista brindará a los profesores una herramienta específica para gestionar y supervisar los proyectos a cargo.</text:p>
      <text:p text:style-name="Normal"/>
      <text:p text:style-name="Normal">3. Vistas para alumnos: La vista para alumnos ofrecerá funcionalidades como ver los proyectos asignados, consultar detalles de los proyectos, enviar avances y recibir retroalimentación por parte de los profesores. Esta vista permitirá a los alumnos tener acceso a la información relevante y realizar interacciones relacionadas con sus propios proyectos.</text:p>
      <text:p text:style-name="Normal"/>
      <text:p text:style-name="Normal">4. Interfaz de usuario intuitiva: Tanto la vista para profesores como la vista para alumnos contarán con una interfaz de usuario intuitiva y fácil de usar, desarrollada en Java. La interfaz permitirá a los usuarios interactuar con la base de datos de manera eficiente, realizando acciones específicas según sus roles y necesidades.</text:p>
      <text:p text:style-name="Normal"/>
      <text:p text:style-name="Normal">Beneficios esperados:</text:p>
      <text:p text:style-name="Normal">- Acceso personalizado para profesores y alumnos, brindando una experiencia adaptada a sus necesidades.</text:p>
      <text:soft-page-break/>
      <text:p text:style-name="Normal">- Gestión centralizada de la información de los proyectos integradores.</text:p>
      <text:p text:style-name="Normal">- Facilidad de asignación y seguimiento de proyectos por parte de los profesores.</text:p>
      <text:p text:style-name="Normal">- Mejora en la comunicación y colaboración entre profesores y alumnos en el desarrollo de los proyectos.</text:p>
      <text:p text:style-name="Normal">- Generación de informes y evaluaciones para facilitar el seguimiento y la toma de decisiones.</text:p>
      <text:p text:style-name="Normal"/>
      <text:p text:style-name="Normal">Este proyecto de base de datos con vistas para profesores y alumnos en Java y SQL proporcionará a la universidad una herramienta eficaz para gestionar los proyectos integradores, adaptada a las necesidades de los diferentes usuarios. Facilitará la comunicación, colaboración y seguimiento de los proyectos, promoviendo el éxito académico de los alumnos y optimizando la labor de los profesores.</text:p>
      <text:p text:style-name="Normal"/>
      <text:p text:style-name="Normal">Problemas encontrados y soluciones:</text:p>
      <text:p text:style-name="Normal">Durante el desarrollo de este proyecto, el grupo se enfrentó a los siguientes desafíos:</text:p>
      <text:p text:style-name="Normal"/>
      <text:p text:style-name="Normal">1. Diseño de la estructura de la base de datos: Hubo dificultades al definir las tablas en un principio, ya que, sin tener el programa realizado en java no se veían<text:s/>bien los datos que se iban a utilizar. Se realizó una revisión exhaustiva del diseño y se recibieron aportes de profesores para mejorar la estructura de la base de datos.</text:p>
      <text:p text:style-name="Normal"/>
      <text:p text:style-name="Normal">2. Implementación de las vistas: Surgieron complicaciones al implementar las vistas personalizadas para profesores y alumnos, especialmente en cuanto a la lógica de visualización de datos específicos. Se realizaron pruebas exhaustivas y se corrigieron los errores para asegurar el funcionamiento correcto de las vistas.</text:p>
      <text:p text:style-name="Normal"/>
      <text:p text:style-name="Normal">4. Interfaz de usuario amigable: Fue un desafío lograr una interfaz de usuario intuitiva y fácil de usar para profesores y alumnos. Se realizaron pruebas de usabilidad para mejorar la experiencia de usuario y la navegabilidad de la interfaz.</text:p>
      <text:p text:style-name="Normal"/>
      <text:p text:style-name="Normal">A pesar de los desafíos encontrados, el grupo logró superarlos mediante la colaboración y el trabajo en equipo. Se realizaron pruebas exhaustivas y se realizaron mejoras continuas para garantizar un producto final de calidad.</text:p>
      <text:p text:style-name="Normal"/>
      <text:p text:style-name="Normal">Este proyecto de base de datos con vistas para profesores y alumnos en Java y SQL representa un logro significativo para el grupo, al brindar una herramienta eficaz para la gestión de proyectos integradores. Los problemas encontrados durante el desarrollo permitieron adquirir experiencia y conocimiento, lo que a su vez contribuyó al crecimiento profesional y técnico de los miembros del grupo.</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ELIA RUBIO PAIS</meta:initial-creator>
    <dc:creator>CELIA RUBIO PAIS</dc:creator>
    <meta:creation-date>2023-05-18T11:09:00Z</meta:creation-date>
    <dc:date>2023-05-18T15:10:00Z</dc:date>
    <meta:template xlink:href="Normal" xlink:type="simple"/>
    <meta:editing-cycles>2</meta:editing-cycles>
    <meta:editing-duration>PT3360S</meta:editing-duration>
    <meta:document-statistic meta:page-count="3" meta:paragraph-count="8" meta:word-count="683" meta:character-count="4434" meta:row-count="31" meta:non-whitespace-character-count="3759"/>
  </office:meta>
</office:document-meta>
</file>